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3.175cm"/>
    </style:style>
    <style:style style:name="gr11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fill="solid" draw:fill-color="#ffcc99" draw:textarea-horizontal-align="center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  <style:text-properties fo:font-size="12pt" style:font-size-asian="10pt" style:font-size-complex="10pt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/>
    </style:style>
    <style:style style:name="T3" style:family="text">
      <style:text-properties fo:font-size="12pt" style:font-size-asian="10pt" style:font-size-complex="10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2.54cm" svg:height="2.54cm" svg:x="8.05cm" svg:y="6.175cm">
          <text:p text:style-name="P1">BSP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curve" svg:x1="8.05cm" svg:y1="7.444cm" svg:x2="6.779cm" svg:y2="10.62cm" draw:start-shape="id1" draw:start-glue-point="5" draw:end-shape="id2" draw:end-glue-point="4" svg:d="m8050 7444c-848 0-1271 1058-1271 3176">
          <text:p text:style-name="P1">NO</text:p>
        </draw:connector>
        <draw:connector draw:style-name="gr2" draw:text-style-name="P1" draw:layer="layout" draw:type="curve" svg:x1="10.59cm" svg:y1="7.444cm" svg:x2="13.319cm" svg:y2="8.715cm" draw:start-shape="id1" draw:start-glue-point="7" draw:end-shape="id3" draw:end-glue-point="4" svg:d="m10590 7444c1820 0 2729 423 2729 1271">
          <text:p text:style-name="P1">YES</text:p>
        </draw:connector>
        <draw:custom-shape draw:style-name="gr1" draw:text-style-name="P1" draw:id="id3" draw:layer="layout" svg:width="2.54cm" svg:height="2.54cm" svg:x="12.05cm" svg:y="8.715cm">
          <text:p text:style-name="P1">Disk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4" draw:layer="layout" svg:width="2.54cm" svg:height="2.54cm" svg:x="9.955cm" svg:y="12.025cm">
          <text:p text:style-name="P1">MD5</text:p>
          <text:p text:style-name="P1">Sam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curve" svg:x1="12.05cm" svg:y1="9.984cm" svg:x2="11.224cm" svg:y2="12.025cm" draw:start-shape="id3" draw:start-glue-point="5" draw:end-shape="id4" draw:end-glue-point="4" svg:d="m12050 9984c-551 0-826 680-826 2041">
          <text:p text:style-name="P1">YES</text:p>
        </draw:connector>
        <draw:connector draw:style-name="gr2" draw:text-style-name="P1" draw:layer="layout" draw:type="curve" svg:x1="12.495cm" svg:y1="13.294cm" svg:x2="16.304cm" svg:y2="14.43cm" draw:start-shape="id4" draw:start-glue-point="7" draw:end-shape="id5" draw:end-glue-point="4" svg:d="m12495 13294c2540 0 3809 378 3809 1136">
          <text:p text:style-name="P1">YES</text:p>
        </draw:connector>
        <draw:custom-shape draw:style-name="gr1" draw:text-style-name="P1" draw:id="id2" draw:layer="layout" svg:width="2.54cm" svg:height="2.54cm" svg:x="5.51cm" svg:y="10.62cm">
          <text:p text:style-name="P1">Disk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curve" svg:x1="5.51cm" svg:y1="11.889cm" svg:x2="4.239cm" svg:y2="13.795cm" draw:start-shape="id2" draw:start-glue-point="5" draw:end-shape="id6" draw:end-glue-point="4" svg:d="m5510 11889c-848 0-1271 635-1271 1906">
          <text:p text:style-name="P1">NO</text:p>
        </draw:connector>
        <draw:connector draw:style-name="gr2" draw:text-style-name="P1" draw:layer="layout" draw:type="curve" svg:x1="8.05cm" svg:y1="11.889cm" svg:x2="8.049cm" svg:y2="18.24cm" draw:start-shape="id2" draw:start-glue-point="7" draw:end-shape="id7" draw:end-glue-point="4" svg:d="m8050 11889c753 0 627 1906 439 2542s-440 1-440 3809">
          <text:p text:style-name="P1">YES</text:p>
        </draw:connector>
        <draw:custom-shape draw:style-name="gr1" draw:text-style-name="P1" draw:id="id7" draw:layer="layout" svg:width="2.54cm" svg:height="2.54cm" svg:x="6.78cm" svg:y="18.24cm">
          <text:p text:style-name="P1">Archiv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5" draw:layer="layout" svg:width="2.54cm" svg:height="2.54cm" svg:x="15.035cm" svg:y="14.43cm">
          <text:p text:style-name="P1">Archiv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curve" svg:x1="14.59cm" svg:y1="9.984cm" svg:x2="16.304cm" svg:y2="14.43cm" draw:start-shape="id3" draw:start-glue-point="7" draw:end-shape="id5" draw:end-glue-point="4" svg:d="m14590 9984c1143 0 1714 1482 1714 4446">
          <text:p text:style-name="P1">NO</text:p>
        </draw:connector>
        <draw:connector draw:style-name="gr2" draw:text-style-name="P1" draw:layer="layout" draw:type="curve" svg:x1="9.955cm" svg:y1="13.294cm" svg:x2="9.955cm" svg:y2="17.287cm" draw:start-shape="id4" draw:start-glue-point="5" draw:end-shape="id8" draw:end-glue-point="3" svg:d="m9955 13294c-753 0-753 3993 0 3993">
          <text:p text:style-name="P1">NO</text:p>
        </draw:connector>
        <draw:custom-shape draw:style-name="gr3" draw:text-style-name="P1" draw:id="id8" draw:layer="layout" svg:width="1.905cm" svg:height="1.905cm" svg:x="9.955cm" svg:y="16.335cm">
          <text:p text:style-name="P1">Halt</text:p>
          <text:p text:style-name="P1">1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5.035cm" svg:y1="15.699cm" svg:x2="13.447cm" svg:y2="17.605cm" draw:start-shape="id5" draw:start-glue-point="5" draw:end-shape="id9" draw:end-glue-point="0" svg:d="m15035 15699c-1059 0-1588 635-1588 1906">
          <text:p text:style-name="P1">YES</text:p>
        </draw:connector>
        <draw:custom-shape draw:style-name="gr3" draw:text-style-name="P1" draw:id="id9" draw:layer="layout" svg:width="1.905cm" svg:height="1.905cm" svg:x="12.495cm" svg:y="17.605cm">
          <text:p text:style-name="P1">Halt</text:p>
          <text:p text:style-name="P1">2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7.575cm" svg:y1="15.699cm" svg:x2="17.575cm" svg:y2="18.875cm" draw:start-shape="id5" draw:start-glue-point="7" draw:end-shape="id10" draw:end-glue-point="0" svg:d="m17575 15699c753 0 627 1112 440 1549s-440 199-440 1627">
          <text:p text:style-name="P1">NO</text:p>
        </draw:connector>
        <draw:custom-shape draw:style-name="gr4" draw:text-style-name="P2" draw:id="id10" draw:layer="layout" svg:width="3.81cm" svg:height="1.905cm" svg:x="15.67cm" svg:y="18.875cm">
          <text:p text:style-name="P1"><text:span text:style-name="T1">Parse Only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6.78cm" svg:y1="19.509cm" svg:x2="5.51cm" svg:y2="22.685cm" draw:start-shape="id7" draw:start-glue-point="5" draw:end-shape="id11" draw:end-glue-point="0" svg:d="m6780 19509c-847 0-1270 1058-1270 3176">
          <text:p text:style-name="P1">NO</text:p>
        </draw:connector>
        <draw:connector draw:style-name="gr2" draw:text-style-name="P1" draw:layer="layout" draw:type="curve" svg:x1="9.32cm" svg:y1="19.509cm" svg:x2="11.224cm" svg:y2="21.415cm" draw:start-shape="id7" draw:start-glue-point="7" draw:end-shape="id12" draw:end-glue-point="4" svg:d="m9320 19509c1270 0 1904 635 1904 1906">
          <text:p text:style-name="P1">YES</text:p>
        </draw:connector>
        <draw:custom-shape draw:style-name="gr1" draw:text-style-name="P1" draw:id="id12" draw:layer="layout" svg:width="2.54cm" svg:height="2.54cm" svg:x="9.955cm" svg:y="21.415cm">
          <text:p text:style-name="P1">MD5</text:p>
          <text:p text:style-name="P1">Sam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curve" svg:x1="9.955cm" svg:y1="22.684cm" svg:x2="9.637cm" svg:y2="24.59cm" draw:start-shape="id12" draw:start-glue-point="5" draw:end-shape="id13" draw:end-glue-point="0" svg:d="m9955 22684c-212 0-318 635-318 1906">
          <text:p text:style-name="P1">NO</text:p>
        </draw:connector>
        <draw:custom-shape draw:style-name="gr3" draw:text-style-name="P1" draw:id="id13" draw:layer="layout" svg:width="1.905cm" svg:height="1.905cm" svg:x="8.685cm" svg:y="24.59cm">
          <text:p text:style-name="P1">Halt</text:p>
          <text:p text:style-name="P1">3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2.495cm" svg:y1="22.684cm" svg:x2="13.447cm" svg:y2="24.59cm" draw:start-shape="id12" draw:start-glue-point="7" draw:end-shape="id14" draw:end-glue-point="0" svg:d="m12495 22684c635 0 952 635 952 1906">
          <text:p text:style-name="P1">YES</text:p>
        </draw:connector>
        <draw:custom-shape draw:style-name="gr5" draw:text-style-name="P3" draw:id="id14" draw:layer="layout" svg:width="1.905cm" svg:height="1.905cm" svg:x="12.495cm" svg:y="24.59cm">
          <text:p text:style-name="P1"><text:span text:style-name="T2">War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11" draw:layer="layout" svg:width="3.81cm" svg:height="1.905cm" svg:x="3.605cm" svg:y="22.685cm">
          <text:p text:style-name="P1"><text:span text:style-name="T1">Parse &amp; Pack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2.54cm" svg:height="2.54cm" svg:x="2.97cm" svg:y="13.795cm">
          <text:p text:style-name="P1">Archiv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curve" svg:x1="2.97cm" svg:y1="15.064cm" svg:x2="3.287cm" svg:y2="19.14cm" draw:start-shape="id6" draw:start-glue-point="5" draw:end-shape="id15" draw:end-glue-point="0" svg:d="m2970 15064c-751 0-626 1337-359 1831s676 142 676 2245">
          <text:p text:style-name="P1">YES</text:p>
        </draw:connector>
        <draw:custom-shape draw:style-name="gr6" draw:text-style-name="P2" draw:id="id15" draw:layer="layout" svg:width="1.905cm" svg:height="1.905cm" svg:x="2.335cm" svg:y="19.14cm">
          <text:p text:style-name="P1"><text:span text:style-name="T1">Skip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5.51cm" svg:y1="15.064cm" svg:x2="5.827cm" svg:y2="16.97cm" draw:start-shape="id6" draw:start-glue-point="7" draw:end-shape="id16" draw:end-glue-point="0" svg:d="m5510 15064c212 0 317 635 317 1906">
          <text:p text:style-name="P1">NO</text:p>
        </draw:connector>
        <draw:custom-shape draw:style-name="gr7" draw:text-style-name="P4" draw:id="id16" draw:layer="layout" svg:width="1.905cm" svg:height="1.905cm" svg:x="4.875cm" svg:y="16.97cm">
          <text:p text:style-name="P1"><text:span text:style-name="T3">Warn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id="id17" draw:layer="layout" svg:width="0.635cm" svg:height="0.635cm" svg:x="9.001cm" svg:y="4.6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svg:x1="9.318cm" svg:y1="5.247cm" svg:x2="9.319cm" svg:y2="6.175cm" draw:start-shape="id17" draw:start-glue-point="2" draw:end-shape="id1" draw:end-glue-point="4" svg:d="m9318 5247v464h1v464">
          <text:p/>
        </draw:connector>
        <draw:frame draw:style-name="gr10" draw:layer="layout" svg:width="17.145cm" svg:height="3.425cm" svg:x="1cm" svg:y="1cm">
          <draw:text-box>
            <text:p>Logic for testing which files exist in the GCFs, which exist on-disk, and how to determine whether the file is needed, missing, a conflicting duplication in the game directory, etc.</text:p>
          </draw:text-box>
        </draw:frame>
      </draw:page>
      <draw:page draw:name="page2" draw:style-name="dp1" draw:master-page-name="Default">
        <draw:custom-shape draw:style-name="gr1" draw:text-style-name="P1" draw:id="id18" draw:layer="layout" svg:width="2.54cm" svg:height="2.54cm" svg:x="7.35cm" svg:y="7.35cm">
          <text:p text:style-name="P1">Typ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curve" svg:x1="8.619cm" svg:y1="9.89cm" svg:x2="8.602cm" svg:y2="11.76cm" draw:start-shape="id18" draw:start-glue-point="6" draw:end-shape="id19" draw:end-glue-point="4" svg:d="m8619 9890c0 1402-17 468-17 1870">
          <text:p text:style-name="P1">Disk</text:p>
        </draw:connector>
        <draw:connector draw:style-name="gr2" draw:text-style-name="P1" draw:layer="layout" draw:type="curve" svg:x1="7.35cm" svg:y1="8.619cm" svg:x2="3.192cm" svg:y2="19.81cm" draw:start-shape="id18" draw:start-glue-point="5" draw:end-shape="id20" draw:end-glue-point="0" svg:d="m7350 8619c-2772 0-4158 3730-4158 11191">
          <text:p text:style-name="P1">Archive <text:s text:c="22"/></text:p>
        </draw:connector>
        <draw:custom-shape draw:style-name="gr3" draw:text-style-name="P1" draw:id="id22" draw:layer="layout" svg:width="1.905cm" svg:height="1.905cm" svg:x="7.135cm" svg:y="19.81cm">
          <text:p text:style-name="P1">Er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7.01cm" svg:y1="17.634cm" svg:x2="8.087cm" svg:y2="19.81cm" draw:start-shape="id21" draw:start-glue-point="7" draw:end-shape="id22" draw:end-glue-point="0" svg:d="m7010 17634c718 0 1077 725 1077 2176">
          <text:p text:style-name="P1">Diff</text:p>
        </draw:connector>
        <draw:connector draw:style-name="gr2" draw:text-style-name="P1" draw:layer="layout" draw:type="curve" svg:x1="4.47cm" svg:y1="17.634cm" svg:x2="3.192cm" svg:y2="19.81cm" draw:start-shape="id21" draw:start-glue-point="5" draw:end-shape="id20" draw:end-glue-point="0" svg:d="m4470 17634c-852 0-1278 725-1278 2176">
          <text:p text:style-name="P1">Same</text:p>
        </draw:connector>
        <draw:custom-shape draw:style-name="gr4" draw:text-style-name="P2" draw:id="id23" draw:layer="layout" svg:width="3.81cm" svg:height="1.905cm" svg:x="9.845cm" svg:y="19.81cm">
          <text:p text:style-name="P1"><text:span text:style-name="T1">Parse &amp; Pack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6.38cm" svg:y1="13.982cm" svg:x2="5.74cm" svg:y2="16.365cm" draw:start-shape="id19" draw:start-glue-point="5" draw:end-shape="id21" svg:d="m6380 13982c-427 0-640 794-640 2383">
          <text:p text:style-name="P1">YES</text:p>
        </draw:connector>
        <draw:custom-shape draw:style-name="gr11" draw:text-style-name="P2" draw:id="id20" draw:layer="layout" svg:width="1.905cm" svg:height="1.905cm" svg:x="2.24cm" svg:y="19.81cm">
          <text:p text:style-name="P1"><text:span text:style-name="T1">Skip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0.825cm" svg:y1="13.982cm" svg:x2="11.75cm" svg:y2="19.81cm" draw:start-shape="id19" draw:start-glue-point="7" draw:end-shape="id23" draw:end-glue-point="0" svg:d="m10825 13982c617 0 925 1942 925 5828">
          <text:p text:style-name="P1">NO</text:p>
        </draw:connector>
        <draw:custom-shape draw:style-name="gr8" draw:text-style-name="P1" draw:id="id24" draw:layer="layout" svg:width="0.635cm" svg:height="0.635cm" svg:x="8.302cm" svg:y="2.6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svg:x1="8.619cm" svg:y1="3.27cm" svg:x2="8.62cm" svg:y2="4.11cm" draw:start-shape="id24" draw:start-glue-point="2" draw:end-shape="id25" draw:end-glue-point="0" svg:d="m8619 3270v420h1v420">
          <text:p/>
        </draw:connector>
        <draw:custom-shape draw:style-name="gr12" draw:text-style-name="P2" draw:id="id25" draw:layer="layout" svg:width="5.08cm" svg:height="1.97cm" svg:x="6.08cm" svg:y="4.11cm">
          <text:p text:style-name="P1"><text:span text:style-name="T1">Get “topmost” file source</text:span></text:p>
          <text:p text:style-name="P1"><text:span text:style-name="T1"/></text:p>
          <text:p text:style-name="P1"><text:span text:style-name="T1">...re-ordering BSP at end!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curve" svg:x1="8.62cm" svg:y1="6.08cm" svg:x2="8.62cm" svg:y2="7.35cm" draw:start-shape="id25" draw:start-glue-point="2" draw:end-shape="id18" svg:d="m8620 6080v1270">
          <text:p/>
        </draw:connector>
        <draw:custom-shape draw:style-name="gr1" draw:text-style-name="P5" draw:id="id19" draw:layer="layout" svg:width="4.445cm" svg:height="4.445cm" svg:x="6.38cm" svg:y="11.76cm">
          <text:p text:style-name="P1"><text:span text:style-name="T4">Is there an archive </text:span></text:p>
          <text:p text:style-name="P1"><text:span text:style-name="T4">version further </text:span></text:p>
          <text:p text:style-name="P1"><text:span text:style-name="T4">down in st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21" draw:layer="layout" svg:width="2.54cm" svg:height="2.54cm" svg:x="4.47cm" svg:y="16.365cm">
          <text:p text:style-name="P1">Compar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curve" svg:x1="9.89cm" svg:y1="8.619cm" svg:x2="16.065cm" svg:y2="19.775cm" draw:start-shape="id18" draw:start-glue-point="7" draw:end-shape="id26" draw:end-glue-point="0" svg:d="m9890 8619c4117 0 6175 3718 6175 11156">
          <text:p text:style-name="P1"><text:s text:c="28"/>BSP</text:p>
        </draw:connector>
        <draw:custom-shape draw:style-name="gr4" draw:text-style-name="P2" draw:id="id26" draw:layer="layout" svg:width="3.81cm" svg:height="1.905cm" svg:x="14.16cm" svg:y="19.775cm">
          <text:p text:style-name="P1"><text:span text:style-name="T1">Parse Only</text:span></text:p>
          <draw:enhanced-geometry svg:viewBox="0 0 21600 21600" draw:type="rectangle" draw:enhanced-path="M 0 0 L 21600 0 21600 21600 0 21600 0 0 Z N"/>
        </draw:custom-shape>
        <draw:rect draw:style-name="gr14" draw:text-style-name="P6" draw:layer="layout" svg:width="4.445cm" svg:height="0.635cm" svg:x="13.435cm" svg:y="2.37cm">
          <text:p text:style-name="P1"><text:span text:style-name="T5">Disk dir tf\</text:span></text:p>
        </draw:rect>
        <draw:rect draw:style-name="gr14" draw:text-style-name="P6" draw:layer="layout" svg:width="4.445cm" svg:height="0.635cm" svg:x="13.435cm" svg:y="3.005cm">
          <text:p text:style-name="P1"><text:span text:style-name="T5">GCF#1 tf\</text:span></text:p>
        </draw:rect>
        <draw:rect draw:style-name="gr14" draw:text-style-name="P6" draw:layer="layout" svg:width="4.445cm" svg:height="0.635cm" svg:x="13.435cm" svg:y="1.735cm">
          <text:p text:style-name="P1"><text:span text:style-name="T5">Map</text:span></text:p>
        </draw:rect>
        <draw:rect draw:style-name="gr14" draw:text-style-name="P6" draw:layer="layout" svg:width="4.445cm" svg:height="0.635cm" svg:x="13.435cm" svg:y="3.64cm">
          <text:p text:style-name="P1"><text:span text:style-name="T5">GCF#2 hl2\</text:span></text:p>
        </draw:rect>
        <draw:rect draw:style-name="gr14" draw:text-style-name="P6" draw:layer="layout" svg:width="4.445cm" svg:height="0.635cm" svg:x="13.436cm" svg:y="5.87cm">
          <text:p text:style-name="P1"><text:span text:style-name="T5">Disk dir tf\</text:span></text:p>
        </draw:rect>
        <draw:rect draw:style-name="gr14" draw:text-style-name="P6" draw:layer="layout" svg:width="4.445cm" svg:height="0.635cm" svg:x="13.436cm" svg:y="6.505cm">
          <text:p text:style-name="P1"><text:span text:style-name="T5">GCF#1 tf\</text:span></text:p>
        </draw:rect>
        <draw:rect draw:style-name="gr14" draw:text-style-name="P6" draw:layer="layout" svg:width="4.445cm" svg:height="0.635cm" svg:x="13.936cm" svg:y="7.835cm">
          <text:p text:style-name="P1"><text:span text:style-name="T5">Map</text:span></text:p>
        </draw:rect>
        <draw:rect draw:style-name="gr14" draw:text-style-name="P6" draw:layer="layout" svg:width="4.445cm" svg:height="0.635cm" svg:x="13.436cm" svg:y="7.14cm">
          <text:p text:style-name="P1"><text:span text:style-name="T5">GCF#2 hl2\</text:span></text:p>
        </draw:rect>
        <draw:custom-shape draw:style-name="gr15" draw:text-style-name="P1" draw:layer="layout" svg:width="0.635cm" svg:height="1.27cm" svg:x="15.34cm" svg:y="4.5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" draw:layer="layout" svg:width="1.27cm" svg:height="7.62cm" svg:x="11.53cm" svg:y="1.3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arien Hager</meta:initial-creator>
    <meta:creation-date>2010-03-30T19:29:39.13</meta:creation-date>
    <dc:date>2011-03-22T20:33:25.97</dc:date>
    <dc:creator>Darien Hager</dc:creator>
    <meta:editing-duration>PT06H43M01S</meta:editing-duration>
    <meta:editing-cycles>11</meta:editing-cycles>
    <meta:generator>OpenOffice.org/3.1$Win32 OpenOffice.org_project/310m19$Build-9420</meta:generator>
    <meta:document-statistic meta:object-count="63"/>
  </office:meta>
</office:document-meta>
</file>